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1">
      <style:text-properties officeooo:rsid="00198233" officeooo:paragraph-rsid="00198233"/>
    </style:style>
    <style:style style:name="P2" style:family="paragraph" style:parent-style-name="Heading_20_1">
      <style:text-properties officeooo:paragraph-rsid="00198233"/>
    </style:style>
    <style:style style:name="T1" style:family="text">
      <style:text-properties officeooo:rsid="00198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<text:soft-page-break/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1" text:outline-level="1">Heading</text:h>
      <text:h text:style-name="P2" text:outline-level="1"><text:span text:style-name="T1">Heading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A" style:num-letter-sync="true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7:15:35.549741958</meta:creation-date>
    <dc:date>2014-09-19T17:18:12.215346687</dc:date>
    <meta:editing-duration>P0D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6" meta:paragraph-count="100" meta:word-count="200" meta:character-count="944" meta:non-whitespace-character-count="944"/>
  </office:meta>
</office:document-meta>
</file>